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21583a" officeooo:paragraph-rsid="0050e06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54ccd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DejaVu Sans Condensed" fo:font-size="12pt" fo:font-style="normal" fo:font-weight="normal" officeooo:rsid="001ffbfd" officeooo:paragraph-rsid="001ffbf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14pt" fo:font-style="normal" fo:font-weight="normal" officeooo:rsid="001ffbfd" officeooo:paragraph-rsid="0074279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DejaVu Sans Condensed" fo:font-size="14pt" fo:font-style="normal" fo:font-weight="bold" officeooo:rsid="001ffbfd" officeooo:paragraph-rsid="0064078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DejaVu Sans Condensed" fo:font-size="14pt" fo:font-style="normal" fo:font-weight="bold" officeooo:rsid="001ffbfd" officeooo:paragraph-rsid="009d5561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DejaVu Sans Condensed" fo:font-size="14pt" fo:font-style="normal" style:text-underline-style="none" fo:font-weight="normal" officeooo:rsid="001ffbfd" officeooo:paragraph-rsid="0072dc9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 Condensed" fo:font-size="14pt" fo:font-weight="normal" officeooo:rsid="001ffbfd" officeooo:paragraph-rsid="0072dc9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699cef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2e2f3c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text-properties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578fe8" officeooo:paragraph-rsid="00578fe8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text-properties style:font-name="DejaVu Sans Condensed" fo:font-size="6pt" fo:font-style="normal" fo:font-weight="bold" officeooo:rsid="001ffbfd" officeooo:paragraph-rsid="0064078b" style:font-size-asian="6pt" style:font-style-asian="normal" style:font-weight-asian="bold" style:font-size-complex="6pt" style:font-style-complex="normal" style:font-weight-complex="bold"/>
    </style:style>
    <style:style style:name="P27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21583a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 style:list-style-name="L1">
      <style:paragraph-properties fo:line-height="100%" fo:text-align="start" style:justify-single-word="false"/>
      <style:text-properties officeooo:paragraph-rsid="00578fe8"/>
    </style:style>
    <style:style style:name="P40" style:family="paragraph" style:parent-style-name="Standard" style:list-style-name="L1">
      <style:paragraph-properties fo:line-height="100%" fo:text-align="start" style:justify-single-word="false"/>
      <style:text-properties officeooo:paragraph-rsid="00699cef"/>
    </style:style>
    <style:style style:name="P41" style:family="paragraph" style:parent-style-name="Standard" style:list-style-name="L1">
      <style:paragraph-properties fo:line-height="100%" fo:text-align="start" style:justify-single-word="false"/>
      <style:text-properties officeooo:paragraph-rsid="00985425"/>
    </style:style>
    <style:style style:name="P42" style:family="paragraph" style:parent-style-name="Standard" style:list-style-name="L1">
      <style:paragraph-properties fo:line-height="100%" fo:text-align="start" style:justify-single-word="false"/>
      <style:text-properties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officeooo:paragraph-rsid="0024d13b"/>
    </style:style>
    <style:style style:name="P44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officeooo:paragraph-rsid="006e0b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6c04" style:font-weight-asian="normal" style:font-weight-complex="normal"/>
    </style:style>
    <style:style style:name="T3" style:family="text">
      <style:text-properties fo:font-weight="normal" officeooo:rsid="003551f1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58d7e4" style:font-size-asian="12pt" style:font-size-complex="12pt"/>
    </style:style>
    <style:style style:name="T6" style:family="text">
      <style:text-properties fo:font-size="12pt" officeooo:rsid="00614933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c37d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559a3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5d001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736af1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92515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933d0c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9d5561" style:font-size-asian="12pt" style:font-weight-asian="normal" style:font-size-complex="12pt" style:font-weight-complex="normal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1ffbf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51934f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578fe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4f746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8d1e6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236c0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underline-style="none" officeooo:rsid="002c0268"/>
    </style:style>
    <style:style style:name="T36" style:family="text">
      <style:text-properties officeooo:rsid="002c0268"/>
    </style:style>
    <style:style style:name="T37" style:family="text">
      <style:text-properties officeooo:rsid="004f7464"/>
    </style:style>
    <style:style style:name="T38" style:family="text">
      <style:text-properties officeooo:rsid="0050e063"/>
    </style:style>
    <style:style style:name="T39" style:family="text">
      <style:text-properties officeooo:rsid="00559a3b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officeooo:rsid="0072dc9f" style:font-style-asian="italic" style:font-style-complex="italic"/>
    </style:style>
    <style:style style:name="T42" style:family="text">
      <style:text-properties officeooo:rsid="006faa55"/>
    </style:style>
    <style:style style:name="T43" style:family="text">
      <style:text-properties officeooo:rsid="0072dc9f"/>
    </style:style>
    <style:style style:name="T44" style:family="text">
      <style:text-properties officeooo:rsid="0076f090"/>
    </style:style>
    <style:style style:name="T45" style:family="text">
      <style:text-properties officeooo:rsid="007d724a"/>
    </style:style>
    <style:style style:name="T46" style:family="text">
      <style:text-properties officeooo:rsid="007f3937"/>
    </style:style>
    <style:style style:name="T47" style:family="text">
      <style:text-properties officeooo:rsid="007f81ee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fo:font-style="normal" style:text-underline-style="none" officeooo:rsid="00402b5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Jared A. Dunbar</text:p>
      <text:p text:style-name="P13"/>
      <text:p text:style-name="P14"><text:span text:style-name="T48">145 Swimming Hole Rd, Harwinton, CT 06791 </text:span><text:span text:style-name="T49">| </text:span><text:span text:style-name="T48">cell (860) 578–6821</text:span></text:p>
      <text:p text:style-name="P22"/>
      <text:p text:style-name="P8"><text:a xlink:type="simple" xlink:href="mailto:jrddunbr@gmail.com" text:style-name="Internet_20_link" text:visited-style-name="Visited_20_Internet_20_Link">jrddunbr@gmail.com</text:a><text:span text:style-name="T35"> | </text:span><text:a xlink:type="simple" xlink:href="https://github.com/jrddunbr" text:style-name="Internet_20_link" text:visited-style-name="Visited_20_Internet_20_Link"><text:span text:style-name="T36">github.com/jrddunbr</text:span></text:a><text:span text:style-name="T36"> | </text:span><text:a xlink:type="simple" xlink:href="http://ja13.org/" text:style-name="Internet_20_link" text:visited-style-name="Visited_20_Internet_20_Link"><text:span text:style-name="T36">ja13.org</text:span></text:a></text:p>
      <text:p text:style-name="P5"/>
      <text:p text:style-name="P9">Objective</text:p>
      <text:p text:style-name="P26"/>
      <text:p text:style-name="P11"><text:span text:style-name="T7"><text:tab/></text:span><text:span text:style-name="T12">Attain a</text:span><text:span text:style-name="T7"> hands-on work experience </text:span><text:span text:style-name="T13">with</text:span><text:span text:style-name="T7"> a </text:span><text:span text:style-name="T11">summer</text:span></text:p>
      <text:p text:style-name="P11"><text:span text:style-name="T11"><text:tab/></text:span><text:span text:style-name="T8">internship </text:span><text:span text:style-name="T14">to</text:span><text:span text:style-name="T9"> further </text:span><text:span text:style-name="T12">develop</text:span><text:span text:style-name="T9"> my </text:span><text:span text:style-name="T14">technical </text:span><text:span text:style-name="T10">skills</text:span></text:p>
      <text:p text:style-name="P23"/>
      <text:p text:style-name="P10">Education<text:span text:style-name="T1"> –</text:span> Bachelor’s Degree in Computer Science</text:p>
      <text:p text:style-name="P27"/>
      <text:p text:style-name="P7"><text:tab/><text:span text:style-name="T4">Clarkson University, Potsdam, NY <text:s text:c="46"/></text:span><text:span text:style-name="T16">Graduation: May 2019</text:span></text:p>
      <text:p text:style-name="P19"/>
      <text:p text:style-name="P7"><text:span text:style-name="T4"><text:tab/></text:span><text:span text:style-name="T5">In-Major GPA: 3.</text:span><text:span text:style-name="T6">6</text:span></text:p>
      <text:p text:style-name="P25"/>
      <text:p text:style-name="P10"><text:span text:style-name="T44">Work </text:span>Experience</text:p>
      <text:p text:style-name="P27"/>
      <text:p text:style-name="P37"><text:tab/><text:span text:style-name="T4">Office of Information Technology, Clarkson University <text:s text:c="10"/></text:span><text:span text:style-name="T15">Sept. 2016 – Present</text:span></text:p>
      <text:p text:style-name="P38"/>
      <text:list xml:id="list831865063" text:style-name="L2">
        <text:list-item>
          <text:p text:style-name="P43"><text:span text:style-name="T24">Imag</text:span><text:span text:style-name="T27">ing</text:span><text:span text:style-name="T24"> new computers, install</text:span><text:span text:style-name="T27">ing</text:span><text:span text:style-name="T24"> software and </text:span><text:span text:style-name="T28">licensing</text:span></text:p>
        </text:list-item>
      </text:list>
      <text:p text:style-name="P33"/>
      <text:list xml:id="list121754258888877" text:continue-numbering="true" text:style-name="L2">
        <text:list-item>
          <text:p text:style-name="P44"><text:span text:style-name="T24">D</text:span><text:span text:style-name="T29">iagnosing </text:span><text:span text:style-name="T30">and resolving</text:span><text:span text:style-name="T29"> </text:span><text:span text:style-name="T24">hardware </text:span><text:span text:style-name="T31">and software </text:span><text:span text:style-name="T24">problems</text:span></text:p>
        </text:list-item>
      </text:list>
      <text:p text:style-name="P34"/>
      <text:list xml:id="list121753655805279" text:continue-numbering="true" text:style-name="L2">
        <text:list-item>
          <text:p text:style-name="P43"><text:span text:style-name="T32">Work one-on-one with people </text:span><text:span text:style-name="T33">t</text:span><text:span text:style-name="T32">o solve </text:span><text:span text:style-name="T34">technical </text:span><text:span text:style-name="T32">problems</text:span></text:p>
        </text:list-item>
      </text:list>
      <text:p text:style-name="P35"/>
      <text:p text:style-name="P36">Technical Experience</text:p>
      <text:p text:style-name="P32"/>
      <text:p text:style-name="P6"><text:tab/>Clarkson Open Source Institute (COSI)<text:span text:style-name="T1"> <text:s text:c="39"/></text:span><text:span text:style-name="T40">Aug. 2015 – Present</text:span></text:p>
      <text:p text:style-name="P29"/>
      <text:p text:style-name="P2"><text:span text:style-name="T41"><text:tab/><text:tab/></text:span><text:span text:style-name="T43">Co-Lead on an outreach group funded by Google’s igniteCS Program</text:span></text:p>
      <text:p text:style-name="P29"/>
      <text:p text:style-name="P4"><text:tab/><text:span text:style-name="T43">Virtual Machine</text:span> <text:span text:style-name="T43">H</text:span>ost <text:span text:style-name="T43">M</text:span>aintainer <text:span text:style-name="T42">and Network Maintainer</text:span></text:p>
      <text:p text:style-name="P20"/>
      <text:list xml:id="list1716585286" text:style-name="L1">
        <text:list-item>
          <text:p text:style-name="P39"><text:span text:style-name="T19">I</text:span><text:span text:style-name="T20">nstall</text:span><text:span text:style-name="T21">ed</text:span><text:span text:style-name="T20"> </text:span><text:span text:style-name="T19">virtual machine hosts</text:span><text:span text:style-name="T22"> and</text:span><text:span text:style-name="T20"> creat</text:span><text:span text:style-name="T21">ed</text:span><text:span text:style-name="T20"> virtual machine images</text:span></text:p>
        </text:list-item>
      </text:list>
      <text:p text:style-name="P24"/>
      <text:list xml:id="list121755054622769" text:continue-numbering="true" text:style-name="L1">
        <text:list-item>
          <text:p text:style-name="P39"><text:span text:style-name="T23">Manage</text:span><text:span text:style-name="T24"> </text:span><text:span text:style-name="T22">multiple internal virtual machine </text:span><text:span text:style-name="T24">services</text:span></text:p>
        </text:list-item>
      </text:list>
      <text:p text:style-name="P16"/>
      <text:list xml:id="list121755396075088" text:continue-numbering="true" text:style-name="L1">
        <text:list-item>
          <text:p text:style-name="P40"><text:span text:style-name="T25">Design</text:span><text:span text:style-name="T26">ed</text:span><text:span text:style-name="T25">, implemented</text:span><text:span text:style-name="T24"> </text:span><text:span text:style-name="T26">and monitor </text:span><text:span text:style-name="T24">a system to monitor all servers, battery backups, network switches, and thermal information in the server room</text:span></text:p>
        </text:list-item>
      </text:list>
      <text:p text:style-name="P15"/>
      <text:list xml:id="list121755494937478" text:continue-numbering="true" text:style-name="L1">
        <text:list-item>
          <text:p text:style-name="P41"><text:span text:style-name="T24">Maintain </text:span><text:span text:style-name="T23">server and </text:span><text:span text:style-name="T24">network racks, including </text:span><text:span text:style-name="T23">setup of servers, configuration</text:span></text:p>
          <text:p text:style-name="P42">of managed network switches, specifically LAG, STP, and SNMP</text:p>
        </text:list-item>
      </text:list>
      <text:p text:style-name="P21"/>
      <text:p text:style-name="P1"><text:span text:style-name="T37"><text:tab/>Designed</text:span> <text:span text:style-name="T38">components for </text:span>3D print<text:span text:style-name="T39">ing including keyboard parts, TFT screen stands</text:span></text:p>
      <text:p text:style-name="P17"/>
      <text:p text:style-name="P12">Computer Skills</text:p>
      <text:p text:style-name="P28"/>
      <text:p text:style-name="P3"><text:tab/>Python, <text:span text:style-name="T45">Java, </text:span>GNU C/C++, Labview, HTML, CSS, <text:span text:style-name="T46">Markdown</text:span></text:p>
      <text:p text:style-name="P18"/>
      <text:p text:style-name="P3"><text:tab/>System Administration <text:span text:style-name="T47">of</text:span> Debian, Ubuntu, and Arch Linux</text:p>
      <text:p text:style-name="P18"/>
      <text:p text:style-name="P31"><text:span text:style-name="T17"><text:tab/>Server Hardware, Network</text:span><text:span text:style-name="T18">ing</text:span><text:span text:style-name="T17">, </text:span><text:span text:style-name="T18">AutoDesk Inventor and AutoC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7-02-16T12:15:25.161724076</dc:date>
    <meta:editing-duration>PT3H20M6S</meta:editing-duration>
    <meta:editing-cycles>92</meta:editing-cycles>
    <meta:generator>LibreOffice/5.3.0.3$Linux_X86_64 LibreOffice_project/30m0$Build-3</meta:generator>
    <meta:document-statistic meta:table-count="0" meta:image-count="0" meta:object-count="0" meta:page-count="1" meta:paragraph-count="28" meta:word-count="211" meta:character-count="1574" meta:non-whitespace-character-count="1289"/>
  </office:meta>
</office:document-meta>
</file>